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ablePageMasterAlternatives.hasPagePosition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Alternatives.getNextPageMasterName( boolean isOddPage , boolean isFirstPage , boolean isLastPage , boolean isBlankP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eatablePageMasterAlternatives.getMaximumRepea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eatablePageMasterAlternatives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ablePageMasterAlternatives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Alternative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Alternatives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eatablePageMasterAlternatives.goToPrevi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eatablePageMasterAlternatives.addConditionalPageMasterReference( ConditionalPageMasterReference cpm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ablePageMasterAlternatives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Alternatives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eatablePageMasterAlternatives.RepeatablePageMasterAlternatives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peatablePageMasterAlternatives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Alternatives.hasPagePosition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